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2ffd0" officeooo:paragraph-rsid="0022ffd0"/>
    </style:style>
    <style:style style:name="P2" style:family="paragraph" style:parent-style-name="Standard">
      <style:text-properties officeooo:rsid="0022ffd0" officeooo:paragraph-rsid="0022ffd0"/>
    </style:style>
    <style:style style:name="P3" style:family="paragraph" style:parent-style-name="Standard" style:list-style-name="L1">
      <style:text-properties officeooo:rsid="0022ffd0" officeooo:paragraph-rsid="0022ffd0"/>
    </style:style>
    <style:style style:name="P4" style:family="paragraph" style:parent-style-name="Standard">
      <style:text-properties officeooo:rsid="0023b4ef" officeooo:paragraph-rsid="0023b4ef"/>
    </style:style>
    <style:style style:name="P5" style:family="paragraph" style:parent-style-name="Standard" style:list-style-name="L1">
      <style:text-properties officeooo:rsid="0023b4ef" officeooo:paragraph-rsid="0023b4ef"/>
    </style:style>
    <style:style style:name="T1" style:family="text">
      <style:text-properties officeooo:rsid="0023b4e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 ways of intercepting keycode</text:p>
      <text:p text:style-name="P1"/>
      <text:list text:style-name="L1">
        <text:list-item>
          <text:p text:style-name="P3">Change how linux kernel drivers work</text:p>
        </text:list-item>
        <text:list-item>
          <text:p text:style-name="P5">Kernel Module intercept keycode </text:p>
        </text:list-item>
        <text:list-item>
          <text:p text:style-name="P3"><text:span text:style-name="T1">Kernel Module </text:span>Intercept at /dev/input/eventX</text:p>
        </text:list-item>
        <text:list-item>
          <text:p text:style-name="P3">evdevices?</text:p>
        </text:list-item>
      </text:list>
      <text:p text:style-name="P1"/>
      <text:p text:style-name="P4">Understand</text:p>
      <text:p text:style-name="P4">What is kernel module</text:p>
      <text:p text:style-name="P4">What is evdevic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6:05:14.874821703</meta:creation-date>
    <dc:date>2023-09-09T19:04:08.276126616</dc:date>
    <meta:editing-duration>P1DT30M13S</meta:editing-duration>
    <meta:editing-cycles>11</meta:editing-cycles>
    <meta:generator>LibreOffice/7.6.0.3$Linux_X86_64 LibreOffice_project/60$Build-3</meta:generator>
    <meta:document-statistic meta:table-count="0" meta:image-count="0" meta:object-count="0" meta:page-count="1" meta:paragraph-count="8" meta:word-count="33" meta:character-count="208" meta:non-whitespace-character-count="186"/>
  </office:meta>
</office:document-meta>
</file>